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300000213A611D5C42997722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5.4472in" draw:z-index="0"><draw:image xlink:href="Pictures/10000001000002A300000213A611D5C4299772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2T16:14:27.862000000</meta:creation-date>
    <dc:date>2023-03-19T03:35:40.883000000</dc:date>
    <meta:editing-duration>PT11M38S</meta:editing-duration>
    <meta:editing-cycles>2</meta:editing-cycles>
    <meta:generator>LibreOffice/7.3.4.2$Windows_X86_64 LibreOffice_project/728fec16bd5f605073805c3c9e7c4212a0120dc5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